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9.65cm" fo:min-width="14.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5cm"/>
    </style:style>
    <style:style style:name="gr4" style:family="graphic" style:parent-style-name="standard">
      <style:graphic-properties draw:stroke="none" svg:stroke-color="#000000" draw:fill="none" draw:fill-color="#ffffff" fo:min-height="0.05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stroke="none" svg:stroke-color="#000000" draw:fill="solid" draw:fill-color="#ffffff" fo:min-height="0.05cm"/>
    </style:style>
    <style:style style:name="gr9" style:family="graphic" style:parent-style-name="standard">
      <style:graphic-properties draw:stroke="none" svg:stroke-color="#000000" draw:fill="solid" draw:fill-color="#ffffff" fo:min-height="0.75cm"/>
    </style:style>
    <style:style style:name="gr10" style:family="graphic" style:parent-style-name="standard">
      <style:graphic-properties draw:stroke="none" svg:stroke-color="#000000" draw:fill="none" draw:fill-color="#ffffff" fo:min-height="5.05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solid" draw:fill-color="#ffffff" fo:min-height="0.475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95cm" fo:min-width="3.9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solid" draw:fill-color="#ffffff"/>
      <style:text-properties fo:font-size="18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solid" draw:fill-color="#ffffff"/>
      <style:text-properties fo:font-size="12pt" style:font-size-asian="12pt" style:font-size-complex="12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5.1cm" svg:height="9.9cm" svg:x="2.7cm" svg:y="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7cm" svg:y1="7.6cm" svg:x2="17.8cm" svg:y2="7.6cm">
          <text:p/>
        </draw:line>
        <draw:frame draw:style-name="gr3" draw:text-style-name="P3" draw:layer="layout" svg:width="2.9cm" svg:height="0.725cm" svg:x="2.8cm" svg:y="7cm">
          <draw:text-box>
            <text:p><text:span text:style-name="T1">Fichier</text:span></text:p>
          </draw:text-box>
        </draw:frame>
        <draw:line draw:style-name="gr2" draw:text-style-name="P2" draw:layer="layout" svg:x1="2.7cm" svg:y1="8.4cm" svg:x2="17.8cm" svg:y2="8.4cm">
          <text:p/>
        </draw:line>
        <draw:frame draw:style-name="gr4" draw:text-style-name="P3" draw:layer="layout" svg:width="2.9cm" svg:height="0.962cm" svg:x="2.569cm" svg:y="7.593cm">
          <draw:text-box>
            <text:p>Accueil</text:p>
          </draw:text-box>
        </draw:frame>
        <draw:frame draw:style-name="gr5" draw:text-style-name="P3" draw:layer="layout" svg:width="2.5cm" svg:height="1cm" svg:x="6.3cm" svg:y="7.6cm">
          <draw:text-box>
            <text:p>Joueur</text:p>
          </draw:text-box>
        </draw:frame>
        <draw:frame draw:style-name="gr6" draw:text-style-name="P3" draw:layer="layout" svg:width="2.437cm" svg:height="0.962cm" svg:x="9.3cm" svg:y="7.638cm">
          <draw:text-box>
            <text:p>Terrain</text:p>
          </draw:text-box>
        </draw:frame>
        <draw:frame draw:style-name="gr6" draw:text-style-name="P3" draw:layer="layout" svg:width="1.979cm" svg:height="0.962cm" svg:x="12.5cm" svg:y="7.6cm">
          <draw:text-box>
            <text:p>Paire</text:p>
          </draw:text-box>
        </draw:frame>
        <draw:frame draw:style-name="gr7" draw:text-style-name="P3" draw:layer="layout" svg:width="2.475cm" svg:height="0.962cm" svg:x="14.925cm" svg:y="7.538cm">
          <draw:text-box>
            <text:p>Scores</text:p>
          </draw:text-box>
        </draw:frame>
      </draw:page>
      <draw:page draw:name="page2" draw:style-name="dp1" draw:master-page-name="Standard">
        <draw:custom-shape draw:style-name="gr1" draw:text-style-name="P1" draw:layer="layout" svg:width="15.1cm" svg:height="9.9cm" svg:x="2.7cm" svg:y="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7cm" svg:y1="7.6cm" svg:x2="17.8cm" svg:y2="7.6cm">
          <text:p/>
        </draw:line>
        <draw:frame draw:style-name="gr3" draw:text-style-name="P5" draw:layer="layout" svg:width="2.9cm" svg:height="0.725cm" svg:x="2.8cm" svg:y="7cm">
          <draw:text-box>
            <text:p text:style-name="P4"><text:span text:style-name="T1">Fichier</text:span></text:p>
          </draw:text-box>
        </draw:frame>
        <draw:line draw:style-name="gr2" draw:text-style-name="P2" draw:layer="layout" svg:x1="2.7cm" svg:y1="8.4cm" svg:x2="17.8cm" svg:y2="8.4cm">
          <text:p/>
        </draw:line>
        <draw:frame draw:style-name="gr8" draw:text-style-name="P6" draw:layer="layout" svg:width="2.9cm" svg:height="0.962cm" svg:x="2.569cm" svg:y="7.593cm">
          <draw:text-box>
            <text:p text:style-name="P4">Accueil</text:p>
          </draw:text-box>
        </draw:frame>
        <draw:frame draw:style-name="gr5" draw:text-style-name="P5" draw:layer="layout" svg:width="2.5cm" svg:height="1cm" svg:x="6.3cm" svg:y="7.6cm">
          <draw:text-box>
            <text:p text:style-name="P4">Joueur</text:p>
          </draw:text-box>
        </draw:frame>
        <draw:frame draw:style-name="gr6" draw:text-style-name="P5" draw:layer="layout" svg:width="2.437cm" svg:height="0.962cm" svg:x="9.3cm" svg:y="7.638cm">
          <draw:text-box>
            <text:p text:style-name="P4">Terrain</text:p>
          </draw:text-box>
        </draw:frame>
        <draw:frame draw:style-name="gr6" draw:text-style-name="P5" draw:layer="layout" svg:width="1.979cm" svg:height="0.962cm" svg:x="12.5cm" svg:y="7.6cm">
          <draw:text-box>
            <text:p text:style-name="P4">Paire</text:p>
          </draw:text-box>
        </draw:frame>
        <draw:frame draw:style-name="gr7" draw:text-style-name="P5" draw:layer="layout" svg:width="2.475cm" svg:height="0.962cm" svg:x="14.925cm" svg:y="7.538cm">
          <draw:text-box>
            <text:p text:style-name="P4">Scores</text:p>
          </draw:text-box>
        </draw:frame>
      </draw:page>
      <draw:page draw:name="page3" draw:style-name="dp1" draw:master-page-name="Standard">
        <draw:custom-shape draw:style-name="gr1" draw:text-style-name="P1" draw:layer="layout" svg:width="15.1cm" svg:height="9.9cm" svg:x="2.7cm" svg:y="6.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7cm" svg:y1="7.6cm" svg:x2="17.8cm" svg:y2="7.6cm">
          <text:p/>
        </draw:line>
        <draw:frame draw:style-name="gr3" draw:text-style-name="P5" draw:layer="layout" svg:width="2.9cm" svg:height="0.725cm" svg:x="2.8cm" svg:y="7cm">
          <draw:text-box>
            <text:p text:style-name="P4"><text:span text:style-name="T1">Fichier</text:span></text:p>
          </draw:text-box>
        </draw:frame>
        <draw:line draw:style-name="gr2" draw:text-style-name="P2" draw:layer="layout" svg:x1="2.7cm" svg:y1="8.4cm" svg:x2="17.8cm" svg:y2="8.4cm">
          <text:p/>
        </draw:line>
        <draw:frame draw:style-name="gr4" draw:text-style-name="P5" draw:layer="layout" svg:width="2.9cm" svg:height="0.962cm" svg:x="2.569cm" svg:y="7.593cm">
          <draw:text-box>
            <text:p text:style-name="P4">Accueil</text:p>
          </draw:text-box>
        </draw:frame>
        <draw:frame draw:style-name="gr9" draw:text-style-name="P6" draw:layer="layout" svg:width="2.5cm" svg:height="1cm" svg:x="6.3cm" svg:y="7.6cm">
          <draw:text-box>
            <text:p text:style-name="P4">Joueur</text:p>
          </draw:text-box>
        </draw:frame>
        <draw:frame draw:style-name="gr6" draw:text-style-name="P5" draw:layer="layout" svg:width="2.437cm" svg:height="0.962cm" svg:x="9.3cm" svg:y="7.638cm">
          <draw:text-box>
            <text:p text:style-name="P4">Terrain</text:p>
          </draw:text-box>
        </draw:frame>
        <draw:frame draw:style-name="gr6" draw:text-style-name="P5" draw:layer="layout" svg:width="1.979cm" svg:height="0.962cm" svg:x="12.5cm" svg:y="7.6cm">
          <draw:text-box>
            <text:p text:style-name="P4">Paire</text:p>
          </draw:text-box>
        </draw:frame>
        <draw:frame draw:style-name="gr7" draw:text-style-name="P5" draw:layer="layout" svg:width="2.475cm" svg:height="0.962cm" svg:x="14.925cm" svg:y="7.538cm">
          <draw:text-box>
            <text:p text:style-name="P4">Scores</text:p>
          </draw:text-box>
        </draw:frame>
        <draw:line draw:style-name="gr2" draw:text-style-name="P2" draw:layer="layout" svg:x1="5.7cm" svg:y1="8.4cm" svg:x2="5.7cm" svg:y2="16.9cm">
          <text:p/>
        </draw:line>
        <draw:frame draw:style-name="gr10" draw:text-style-name="P8" draw:layer="layout" svg:width="2.8cm" svg:height="5.3cm" svg:x="2.6cm" svg:y="9.5cm">
          <draw:text-box>
            <text:p text:style-name="P7"><text:span text:style-name="T1">Liste des joueurs :</text:span></text:p>
            <text:p text:style-name="P7"><text:span text:style-name="T1">Nom, Prénom : SEXE, niveau, ancienneté</text:span></text:p>
          </draw:text-box>
        </draw:frame>
        <draw:frame draw:style-name="gr5" draw:text-style-name="P8" draw:layer="layout" svg:width="3.2cm" svg:height="1cm" svg:x="5.8cm" svg:y="9.2cm">
          <draw:text-box>
            <text:p text:style-name="P7"><text:span text:style-name="T1">Label(Nom :)</text:span></text:p>
          </draw:text-box>
        </draw:frame>
        <draw:frame draw:style-name="gr6" draw:text-style-name="P8" draw:layer="layout" svg:width="3.55cm" svg:height="0.725cm" svg:x="11.25cm" svg:y="9.075cm">
          <draw:text-box>
            <text:p text:style-name="P7"><text:span text:style-name="T1">Label(Prénom :)</text:span></text:p>
          </draw:text-box>
        </draw:frame>
        <draw:frame draw:style-name="gr11" draw:text-style-name="P9" draw:layer="layout" svg:width="2.487cm" svg:height="0.725cm" svg:x="8.339cm" svg:y="9.1cm">
          <draw:text-box>
            <text:p text:style-name="P7"><text:span text:style-name="T1">ZoneTexte</text:span></text:p>
          </draw:text-box>
        </draw:frame>
        <draw:frame draw:style-name="gr12" draw:text-style-name="P9" draw:layer="layout" svg:width="3cm" svg:height="0.725cm" svg:x="14.6cm" svg:y="8.938cm">
          <draw:text-box>
            <text:p text:style-name="P7"><text:span text:style-name="T1">ZoneTexte</text:span></text:p>
          </draw:text-box>
        </draw:frame>
        <draw:frame draw:style-name="gr6" draw:text-style-name="P8" draw:layer="layout" svg:width="2.907cm" svg:height="0.725cm" svg:x="6.288cm" svg:y="10.938cm">
          <draw:text-box>
            <text:p text:style-name="P7"><text:span text:style-name="T1">Label(Sexe) </text:span></text:p>
          </draw:text-box>
        </draw:frame>
        <draw:frame draw:style-name="gr7" draw:text-style-name="P8" draw:layer="layout" svg:width="4.934cm" svg:height="0.725cm" svg:x="11.566cm" svg:y="10.775cm">
          <draw:text-box>
            <text:p text:style-name="P7"><text:span text:style-name="T1">Label(Ancienneté)</text:span></text:p>
          </draw:text-box>
        </draw:frame>
        <draw:frame draw:style-name="gr6" draw:text-style-name="P8" draw:layer="layout" svg:width="2.962cm" svg:height="0.725cm" svg:x="8.738cm" svg:y="10.9cm">
          <draw:text-box>
            <text:p><text:span text:style-name="T1">BoutonRadio</text:span></text:p>
          </draw:text-box>
        </draw:frame>
        <draw:frame draw:style-name="gr6" draw:text-style-name="P8" draw:layer="layout" svg:width="2.962cm" svg:height="0.725cm" svg:x="8.7cm" svg:y="11.6cm">
          <draw:text-box>
            <text:p><text:span text:style-name="T1">BoutonRadio</text:span></text:p>
          </draw:text-box>
        </draw:frame>
        <draw:frame draw:style-name="gr6" draw:text-style-name="P8" draw:layer="layout" svg:width="2.962cm" svg:height="0.725cm" svg:x="15cm" svg:y="10.675cm">
          <draw:text-box>
            <text:p><text:span text:style-name="T1">BoutonRadio</text:span></text:p>
          </draw:text-box>
        </draw:frame>
        <draw:frame draw:style-name="gr6" draw:text-style-name="P8" draw:layer="layout" svg:width="2.962cm" svg:height="0.725cm" svg:x="15.038cm" svg:y="11.375cm">
          <draw:text-box>
            <text:p><text:span text:style-name="T1">BoutonRadio</text:span></text:p>
          </draw:text-box>
        </draw:frame>
        <draw:frame draw:style-name="gr6" draw:text-style-name="P8" draw:layer="layout" svg:width="2.962cm" svg:height="0.725cm" svg:x="9.1cm" svg:y="13.575cm">
          <draw:text-box>
            <text:p><text:span text:style-name="T1">BoutonRadio</text:span></text:p>
          </draw:text-box>
        </draw:frame>
        <draw:frame draw:style-name="gr6" draw:text-style-name="P8" draw:layer="layout" svg:width="3.139cm" svg:height="0.725cm" svg:x="6.161cm" svg:y="13.8cm">
          <draw:text-box>
            <text:p><text:span text:style-name="T1">Label(Niveau)</text:span></text:p>
          </draw:text-box>
        </draw:frame>
        <draw:frame draw:style-name="gr6" draw:text-style-name="P8" draw:layer="layout" svg:width="2.962cm" svg:height="0.725cm" svg:x="9.1cm" svg:y="13cm">
          <draw:text-box>
            <text:p><text:span text:style-name="T1">BoutonRadio</text:span></text:p>
          </draw:text-box>
        </draw:frame>
        <draw:frame draw:style-name="gr6" draw:text-style-name="P8" draw:layer="layout" svg:width="2.962cm" svg:height="0.725cm" svg:x="9.1cm" svg:y="14.275cm">
          <draw:text-box>
            <text:p><text:span text:style-name="T1">BoutonRadio</text:span></text:p>
          </draw:text-box>
        </draw:frame>
        <draw:frame draw:style-name="gr6" draw:text-style-name="P8" draw:layer="layout" svg:width="2.576cm" svg:height="0.725cm" svg:x="12.624cm" svg:y="13.675cm">
          <draw:text-box>
            <text:p><text:span text:style-name="T1">Label(Age)</text:span></text:p>
          </draw:text-box>
        </draw:frame>
        <draw:frame draw:style-name="gr6" draw:text-style-name="P8" draw:layer="layout" svg:width="2.178cm" svg:height="0.725cm" svg:x="15.2cm" svg:y="13.6cm">
          <draw:text-box>
            <text:p><text:span text:style-name="T1">JSpinner</text:span></text:p>
          </draw:text-box>
        </draw:frame>
        <draw:custom-shape draw:style-name="gr13" draw:text-style-name="P11" draw:layer="layout" svg:width="4.4cm" svg:height="1.2cm" svg:x="9.2cm" svg:y="15.4cm">
          <text:p text:style-name="P10">Bouton Valider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2.1cm" svg:y1="17.9cm" svg:x2="4.1cm" svg:y2="15.6cm">
          <text:p/>
        </draw:line>
        <draw:frame draw:style-name="gr6" draw:text-style-name="P3" draw:layer="layout" svg:width="4.79cm" svg:height="0.962cm" svg:x="1.4cm" svg:y="18.4cm">
          <draw:text-box>
            <text:p>West (Border1)</text:p>
          </draw:text-box>
        </draw:frame>
        <draw:line draw:style-name="gr14" draw:text-style-name="P2" draw:layer="layout" svg:x1="18.5cm" svg:y1="18.9cm" svg:x2="17.6cm" svg:y2="16.5cm">
          <text:p/>
        </draw:line>
        <draw:frame draw:style-name="gr6" draw:text-style-name="P3" draw:layer="layout" svg:width="5.434cm" svg:height="0.962cm" svg:x="14.8cm" svg:y="18.8cm">
          <draw:text-box>
            <text:p>Center (Border 1)</text:p>
          </draw:text-box>
        </draw:frame>
        <draw:line draw:style-name="gr14" draw:text-style-name="P2" draw:layer="layout" svg:x1="9.2cm" svg:y1="22.1cm" svg:x2="10.3cm" svg:y2="16.4cm">
          <text:p/>
        </draw:line>
        <draw:frame draw:style-name="gr6" draw:text-style-name="P3" draw:layer="layout" svg:width="4.659cm" svg:height="0.962cm" svg:x="7.6cm" svg:y="22.2cm">
          <draw:text-box>
            <text:p>Sud (Border 2)</text:p>
          </draw:text-box>
        </draw:frame>
        <draw:line draw:style-name="gr14" draw:text-style-name="P2" draw:layer="layout" svg:x1="14.3cm" svg:y1="4.8cm" svg:x2="11.8cm" svg:y2="11cm">
          <text:p/>
        </draw:line>
        <draw:frame draw:style-name="gr6" draw:text-style-name="P3" draw:layer="layout" svg:width="5.434cm" svg:height="1.673cm" svg:x="12.2cm" svg:y="3.3cm">
          <draw:text-box>
            <text:p>Center (Border 2)</text:p>
            <text:p><text:s/>GridLayout(2,3)</text:p>
          </draw:text-box>
        </draw:frame>
      </draw:page>
      <draw:page draw:name="page4" draw:style-name="dp1" draw:master-page-name="Standard">
        <draw:custom-shape draw:style-name="gr1" draw:text-style-name="P1" draw:layer="layout" svg:width="15.1cm" svg:height="9.9cm" svg:x="2.7cm" svg:y="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7cm" svg:y1="7.6cm" svg:x2="17.8cm" svg:y2="7.6cm">
          <text:p/>
        </draw:line>
        <draw:frame draw:style-name="gr3" draw:text-style-name="P5" draw:layer="layout" svg:width="2.9cm" svg:height="0.725cm" svg:x="2.8cm" svg:y="7cm">
          <draw:text-box>
            <text:p text:style-name="P4"><text:span text:style-name="T1">Fichier</text:span></text:p>
          </draw:text-box>
        </draw:frame>
        <draw:line draw:style-name="gr2" draw:text-style-name="P2" draw:layer="layout" svg:x1="2.7cm" svg:y1="8.4cm" svg:x2="17.8cm" svg:y2="8.4cm">
          <text:p/>
        </draw:line>
        <draw:frame draw:style-name="gr4" draw:text-style-name="P5" draw:layer="layout" svg:width="2.9cm" svg:height="0.962cm" svg:x="2.569cm" svg:y="7.593cm">
          <draw:text-box>
            <text:p text:style-name="P4">Accueil</text:p>
          </draw:text-box>
        </draw:frame>
        <draw:frame draw:style-name="gr5" draw:text-style-name="P5" draw:layer="layout" svg:width="2.5cm" svg:height="1cm" svg:x="6.3cm" svg:y="7.6cm">
          <draw:text-box>
            <text:p text:style-name="P4">Joueur</text:p>
          </draw:text-box>
        </draw:frame>
        <draw:frame draw:style-name="gr6" draw:text-style-name="P5" draw:layer="layout" svg:width="2.437cm" svg:height="0.962cm" svg:x="9.3cm" svg:y="7.638cm">
          <draw:text-box>
            <text:p text:style-name="P4">Terrain</text:p>
          </draw:text-box>
        </draw:frame>
        <draw:frame draw:style-name="gr6" draw:text-style-name="P5" draw:layer="layout" svg:width="1.979cm" svg:height="0.962cm" svg:x="12.5cm" svg:y="7.6cm">
          <draw:text-box>
            <text:p text:style-name="P4">Paire</text:p>
          </draw:text-box>
        </draw:frame>
        <draw:frame draw:style-name="gr7" draw:text-style-name="P5" draw:layer="layout" svg:width="2.475cm" svg:height="0.962cm" svg:x="14.925cm" svg:y="7.538cm">
          <draw:text-box>
            <text:p text:style-name="P4">Scor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0T09:00:38.799000000</meta:creation-date>
    <dc:date>2016-05-20T09:20:15.443000000</dc:date>
    <meta:editing-duration>PT4M26S</meta:editing-duration>
    <meta:editing-cycles>1</meta:editing-cycles>
    <meta:document-statistic meta:object-count="63"/>
    <meta:generator>LibreOffice/4.4.3.2$Windows_x86 LibreOffice_project/88805f81e9fe61362df02b9941de8e38a9b5fd16</meta:generator>
  </office:meta>
</office:document-meta>
</file>